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RequestCondi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RequestConditionTests.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RequestConditionTests.combine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RequestConditionTests.compare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RequestConditionTests.combineDiffer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RequestConditionTests.ma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iteRequestCondition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RequestConditionTests.match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RequestConditionTests.compareDiffer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RequestConditionTests.comp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